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ar </text:span><text:span text:style-name="T1"><text:conditional-text text:condition="ooow:True" text:string-value-if-true="member.title" text:string-value-if-false="">member.title</text:conditional-text></text:span><text:span text:style-name="T1"> </text:span><text:span text:style-name="T1"><text:conditional-text text:condition="ooow:True" text:string-value-if-true="member.last_name" text:string-value-if-false="">member.last_name</text:conditional-text></text:span><text:span text:style-name="T1">,</text:span></text:p>
      <text:p text:style-name="P1"/>
      <text:p text:style-name="P1">This letter confirms that you have registered for our annual convention. <text:s/>We look forward to seeing you in August!</text:p>
      <text:p text:style-name="P1"/>
      <text:p text:style-name="P1"><office:annotation><dc:creator>Unknown Author</dc:creator><dc:date>2011-10-06T16:18:37.55</dc:date><text:p text:style-name="P3"><text:span text:style-name="T2">do text if member.prior_conventions</text:span></text:p></office:annotation>We see that you have attended <text:span text:style-name="T1"><text:conditional-text text:condition="ooow:True" text:string-value-if-true="member.prior_conventions" text:string-value-if-false="">member.prior_conventions</text:conditional-text></text:span> conventions in the past. <text:s/>Thank you for your continued support!</text:p>
      <text:p text:style-name="P1"/>
      <text:p text:style-name="P1">Sincerely,</text:p>
      <text:p text:style-name="P1"/>
      <text:p text:style-name="P1">Pyow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1T20:31:32.21</meta:creation-date>
    <dc:date>2011-10-06T16:20:44.02</dc:date>
    <meta:editing-duration>PT2H6M41S</meta:editing-duration>
    <meta:editing-cycles>21</meta:editing-cycles>
    <meta:generator>OpenOffice.org/3.3$Win32 OpenOffice.org_project/330m20$Build-9567</meta:generator>
    <meta:document-statistic meta:table-count="0" meta:image-count="0" meta:object-count="0" meta:page-count="1" meta:paragraph-count="5" meta:word-count="41" meta:character-count="283"/>
  </office:meta>
</office:document-meta>
</file>